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ecc13" officeooo:paragraph-rsid="001ecc13"/>
    </style:style>
    <style:style style:name="P2" style:family="paragraph" style:parent-style-name="Standard">
      <style:text-properties officeooo:rsid="0020b613" officeooo:paragraph-rsid="0020b613"/>
    </style:style>
    <style:style style:name="P3" style:family="paragraph" style:parent-style-name="Standard">
      <style:text-properties officeooo:rsid="002269ed" officeooo:paragraph-rsid="002269ed"/>
    </style:style>
    <style:style style:name="P4" style:family="paragraph" style:parent-style-name="Standard">
      <style:text-properties officeooo:rsid="002320d2" officeooo:paragraph-rsid="002320d2"/>
    </style:style>
    <style:style style:name="P5" style:family="paragraph" style:parent-style-name="Standard">
      <style:text-properties officeooo:rsid="002473f4" officeooo:paragraph-rsid="002473f4"/>
    </style:style>
    <style:style style:name="P6" style:family="paragraph" style:parent-style-name="Standard">
      <style:text-properties officeooo:rsid="0025b6b3" officeooo:paragraph-rsid="0025b6b3"/>
    </style:style>
    <style:style style:name="P7" style:family="paragraph" style:parent-style-name="Standard">
      <style:text-properties officeooo:rsid="0025b6b3" officeooo:paragraph-rsid="0025b6b3"/>
    </style:style>
    <style:style style:name="P8" style:family="paragraph" style:parent-style-name="Standard">
      <style:text-properties officeooo:rsid="00274225" officeooo:paragraph-rsid="00274225"/>
    </style:style>
    <style:style style:name="T1" style:family="text">
      <style:text-properties officeooo:rsid="002473f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ser = corpus</text:p>
      <text:p text:style-name="P1">username =corpusname</text:p>
      <text:p text:style-name="P1">author=docID</text:p>
      <text:p text:style-name="P1">body = body</text:p>
      <text:p text:style-name="P1"/>
      <text:p text:style-name="P2">docimage = '/SingNear.PDF'</text:p>
      <text:p text:style-name="P2"/>
      <text:p text:style-name="P2"/>
      <text:p text:style-name="P3"><text:a xlink:type="simple" xlink:href="https://www.google.com/url?sa=t&amp;rct=j&amp;q=&amp;esrc=s&amp;source=web&amp;cd=6&amp;ved=0ahUKEwi4icXgr6bZAhXRnOAKHfk1CmQQFghRMAU&amp;url=http%3A%2F%2Fwww.kurzweilai.net%2Fpdf%2FRayKurzweilReader.pdf&amp;usg=AOvVaw3y7pLyQ_9VpYWh9u5UiRBR" text:style-name="Internet_20_link" text:visited-style-name="Visited_20_Internet_20_Link">https://www.google.com/url?sa=t&amp;rct=j&amp;q=&amp;esrc=s&amp;source=web&amp;cd=6&amp;ved=0ahUKEwi4icXgr6bZAhXRnOAKHfk1CmQQFghRMAU&amp;url=http%3A%2F%2Fwww.kurzweilai.net%2Fpdf%2FRayKurzweilReader.pdf&amp;usg=AOvVaw3y7pLyQ_9VpYWh9u5UiRBR</text:a></text:p>
      <text:p text:style-name="P3"/>
      <text:p text:style-name="P3"/>
      <text:p text:style-name="P4">to run program:</text:p>
      <text:p text:style-name="P4">1. <text:span text:style-name="T1">cd PDFViewer</text:span></text:p>
      <text:p text:style-name="P4">2. <text:span text:style-name="T1">source venv…</text:span></text:p>
      <text:p text:style-name="P5">3. export FLASK…</text:p>
      <text:p text:style-name="P5">4. flask run</text:p>
      <text:p text:style-name="P5"/>
      <text:p text:style-name="P6">to do:</text:p>
      <text:p text:style-name="P6">1. run other github ediscovery programs</text:p>
      <text:p text:style-name="P8">2. add log in</text:p>
      <text:p text:style-name="P8">3. <text:s/>make available on digital ocea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4T10:20:29.749421984</meta:creation-date>
    <dc:date>2018-03-25T17:49:55.780394932</dc:date>
    <meta:editing-duration>PT19M11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15" meta:word-count="46" meta:character-count="455" meta:non-whitespace-character-count="423"/>
  </office:meta>
</office:document-meta>
</file>